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132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00a65d" draw:gradient-step-count="3" draw:textarea-horizontal-align="justify" draw:textarea-vertical-align="middle" draw:auto-grow-height="false" fo:min-height="0.047cm" fo:min-width="0cm" fo:padding-top="0.201cm" fo:padding-bottom="0.201cm" fo:padding-left="0.326cm" fo:padding-right="0.326cm" draw:shadow-offset-x="0.203cm" draw:shadow-offset-y="0.203cm"/>
    </style:style>
    <style:style style:name="gr4" style:family="graphic" style:parent-style-name="standard">
      <style:graphic-properties svg:stroke-width="0.152cm" svg:stroke-color="#000000" draw:marker-start-width="0.66cm" draw:marker-end-width="0.66cm" draw:fill="gradient" draw:fill-color="#00a65d" draw:fill-gradient-name="Gradient_20_4" draw:gradient-step-count="0" draw:textarea-horizontal-align="justify" draw:textarea-vertical-align="middle" draw:auto-grow-height="false" fo:min-height="0.047cm" fo:min-width="0cm" fo:padding-top="0.201cm" fo:padding-bottom="0.201cm" fo:padding-left="0.326cm" fo:padding-right="0.326cm" draw:shadow-offset-x="0.203cm" draw:shadow-offset-y="0.203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534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1.169cm"/>
    </style:style>
    <style:style style:name="gr14" style:family="graphic" style:parent-style-name="standard">
      <style:graphic-properties svg:stroke-width="0.152cm" svg:stroke-color="#000000" draw:marker-start-width="0.66cm" draw:marker-end-width="0.66cm" draw:fill="none" draw:fill-color="#00a65d" draw:gradient-step-count="3" draw:textarea-horizontal-align="justify" draw:textarea-vertical-align="middle" draw:auto-grow-height="false" fo:min-height="0.227cm" fo:min-width="0cm" fo:padding-top="0.201cm" fo:padding-bottom="0.201cm" fo:padding-left="0.326cm" fo:padding-right="0.326cm" draw:shadow-offset-x="0.203cm" draw:shadow-offset-y="0.20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52cm" svg:stroke-color="#000000" draw:marker-start-width="0.66cm" draw:marker-end-width="0.66cm" draw:fill="none" draw:fill-color="#00a65d" draw:gradient-step-count="3" draw:textarea-horizontal-align="justify" draw:textarea-vertical-align="middle" draw:auto-grow-height="false" fo:min-height="0.487cm" fo:min-width="0.237cm" fo:padding-top="0.201cm" fo:padding-bottom="0.201cm" fo:padding-left="0.326cm" fo:padding-right="0.326cm" draw:shadow-offset-x="0.203cm" draw:shadow-offset-y="0.203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5.977cm"/>
    </style:style>
    <style:style style:name="gr18" style:family="graphic" style:parent-style-name="standard">
      <style:graphic-properties draw:textarea-horizontal-align="justify" draw:textarea-vertical-align="middle" draw:auto-grow-height="false" fo:min-height="0.675cm" fo:min-width="1.35cm"/>
    </style:style>
    <style:style style:name="gr19" style:family="graphic" style:parent-style-name="standard">
      <style:graphic-properties svg:stroke-width="0.152cm" svg:stroke-color="#000000" draw:marker-start-width="0.66cm" draw:marker-end-width="0.66cm" draw:fill="solid" draw:fill-color="#000000" draw:gradient-step-count="3" draw:textarea-horizontal-align="justify" draw:textarea-vertical-align="middle" draw:auto-grow-height="false" fo:min-height="0.767cm" fo:min-width="0.337cm" fo:padding-top="0.201cm" fo:padding-bottom="0.201cm" fo:padding-left="0.326cm" fo:padding-right="0.326cm" draw:shadow-offset-x="0.203cm" draw:shadow-offset-y="0.203cm"/>
    </style:style>
    <style:style style:name="gr20" style:family="graphic" style:parent-style-name="standard">
      <style:graphic-properties draw:textarea-horizontal-align="justify" draw:textarea-vertical-align="middle" draw:auto-grow-height="false" fo:min-height="0.178cm" fo:min-width="0.354cm"/>
    </style:style>
    <style:style style:name="gr21" style:family="graphic" style:parent-style-name="standard">
      <style:graphic-properties draw:stroke="none" svg:stroke-color="#000000" draw:fill="none" draw:fill-color="#ffffff" fo:min-height="0.639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fill="solid" draw:fill-color="#cccccc" draw:opacity="30%" draw:textarea-horizontal-align="justify" draw:textarea-vertical-align="middle" draw:auto-grow-height="false" fo:min-height="18.623cm" fo:min-width="6.231cm" draw:shadow-opacity="30%"/>
    </style:style>
    <style:style style:name="gr24" style:family="graphic" style:parent-style-name="standard">
      <style:graphic-properties draw:fill="solid" draw:fill-color="#cccccc" draw:opacity="30%" draw:textarea-horizontal-align="justify" draw:textarea-vertical-align="middle" draw:auto-grow-height="false" fo:min-height="18.623cm" fo:min-width="12.454cm" draw:shadow-opacity="30%"/>
    </style:style>
    <style:style style:name="gr25" style:family="graphic" style:parent-style-name="standard">
      <style:graphic-properties draw:stroke="none" svg:stroke-color="#000000" draw:fill="none" draw:fill-color="#ffffff" fo:min-height="1.097cm"/>
    </style:style>
    <style:style style:name="gr26" style:family="graphic" style:parent-style-name="standard">
      <style:graphic-properties draw:stroke="none" svg:stroke-color="#000000" draw:fill="none" draw:fill-color="#ffffff" fo:min-height="1.224cm"/>
    </style:style>
    <style:style style:name="gr27" style:family="graphic" style:parent-style-name="standard">
      <style:graphic-properties draw:stroke="none" svg:stroke-color="#000000" draw:fill="none" draw:fill-color="#ffffff" fo:min-height="0.949cm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a65d" draw:gradient-step-count="3"/>
      <style:paragraph-properties fo:text-align="center"/>
    </style:style>
    <style:style style:name="P3" style:family="paragraph">
      <loext:graphic-properties draw:fill="gradient" draw:fill-color="#00a65d" draw:fill-gradient-name="Gradient_20_4" draw:gradient-step-count="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00a65d" draw:gradient-step-count="3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000000" draw:gradient-step-count="3"/>
      <style:paragraph-properties fo:text-align="center"/>
      <style:text-properties fo:color="#ffffff" fo:font-size="14pt" style:font-size-asian="18pt" style:font-size-complex="18pt"/>
    </style:style>
    <style:style style:name="P10" style:family="paragraph">
      <loext:graphic-properties draw:fill="solid" draw:fill-color="#cccccc" draw:opacity="30%"/>
      <style:paragraph-properties fo:text-align="center"/>
    </style:style>
    <style:style style:name="P11" style:family="paragraph">
      <style:text-properties fo:font-size="24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ffff" fo:font-size="14pt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2.54cm" svg:x="21.447cm" svg:y="4.81cm">
          <text:p text:style-name="P1">Distribution</text:p>
          <text:p text:style-name="P1">Amplifi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32cm" svg:height="2.54cm" svg:x="9.433cm" svg:y="5.445cm">
          <text:p text:style-name="P1">GPS</text:p>
          <text:p text:style-name="P1">Rece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5cm" svg:height="0.635cm" svg:x="12.177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35cm" svg:height="0.635cm" svg:x="10.78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35cm" svg:height="0.635cm" svg:x="27.035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35cm" svg:height="0.635cm" svg:x="21.955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1.524cm" svg:x="27.185cm" svg:y="13.98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6.804cm" svg:y1="15.259cm" svg:x2="27.947cm" svg:y2="14.243cm">
          <text:p/>
        </draw:line>
        <draw:path draw:style-name="gr7" draw:text-style-name="P4" draw:layer="layout" svg:width="1.523cm" svg:height="0.253cm" draw:transform="rotate (1.5707963267949) translate (9.713cm 13.827cm)" svg:viewBox="0 0 1524 254" svg:d="M0 254h889zM635 0l889 254z">
          <text:p/>
        </draw:path>
        <draw:path draw:style-name="gr7" draw:text-style-name="P4" draw:layer="layout" svg:width="1.523cm" svg:height="0.253cm" draw:transform="rotate (1.5707963267949) translate (22.028cm 17.573cm)" svg:viewBox="0 0 1524 254" svg:d="M0 254h889zM635 0l889 254z">
          <text:p/>
        </draw:path>
        <draw:path draw:style-name="gr7" draw:text-style-name="P4" draw:layer="layout" svg:width="1.523cm" svg:height="0.253cm" draw:transform="rotate (1.5707963267949) translate (4.743cm 15.779cm)" svg:viewBox="0 0 1524 254" svg:d="M0 254h889zM635 0l889 254z">
          <text:p/>
        </draw:path>
        <draw:frame draw:style-name="gr8" draw:text-style-name="P5" draw:layer="layout" svg:width="3.048cm" svg:height="1.673cm" svg:x="3.5cm" svg:y="16.033cm">
          <draw:text-box>
            <text:p>POWER</text:p>
          </draw:text-box>
        </draw:frame>
        <draw:frame draw:style-name="gr9" draw:text-style-name="P6" draw:layer="layout" svg:width="2.159cm" svg:height="0.784cm" svg:x="8.875cm" svg:y="14.313cm">
          <draw:text-box>
            <text:p><text:span text:style-name="T1">POWER</text:span></text:p>
          </draw:text-box>
        </draw:frame>
        <draw:frame draw:style-name="gr9" draw:text-style-name="P6" draw:layer="layout" svg:width="2.159cm" svg:height="0.784cm" svg:x="21.193cm" svg:y="17.891cm">
          <draw:text-box>
            <text:p><text:span text:style-name="T1">POWER</text:span></text:p>
          </draw:text-box>
        </draw:frame>
        <draw:frame draw:style-name="gr9" draw:text-style-name="P6" draw:layer="layout" svg:width="1.27cm" svg:height="0.784cm" svg:x="10.499cm" svg:y="13.297cm">
          <draw:text-box>
            <text:p><text:span text:style-name="T1">FIX</text:span></text:p>
          </draw:text-box>
        </draw:frame>
        <draw:frame draw:style-name="gr10" draw:text-style-name="P6" draw:layer="layout" svg:width="1.524cm" svg:height="0.762cm" svg:x="11.85cm" svg:y="13.292cm">
          <draw:text-box>
            <text:p><text:span text:style-name="T1">PPS</text:span></text:p>
          </draw:text-box>
        </draw:frame>
        <draw:path draw:style-name="gr7" draw:text-style-name="P4" draw:layer="layout" svg:width="1.523cm" svg:height="0.253cm" svg:x="24.125cm" svg:y="12.176cm" svg:viewBox="0 0 1524 254" svg:d="M0 254h889zM635 0l889 254z">
          <text:p/>
        </draw:path>
        <draw:frame draw:style-name="gr10" draw:text-style-name="P6" draw:layer="layout" svg:width="2.667cm" svg:height="0.762cm" svg:x="23.987cm" svg:y="12.938cm">
          <draw:text-box>
            <text:p><text:span text:style-name="T1">TUNE</text:span></text:p>
          </draw:text-box>
        </draw:frame>
        <draw:frame draw:style-name="gr11" draw:text-style-name="P6" draw:layer="layout" svg:width="2.413cm" svg:height="1.016cm" svg:x="21.083cm" svg:y="12.781cm">
          <draw:text-box>
            <text:p><text:span text:style-name="T1">LOCKED</text:span></text:p>
          </draw:text-box>
        </draw:frame>
        <draw:frame draw:style-name="gr12" draw:text-style-name="P6" draw:layer="layout" svg:width="1.524cm" svg:height="0.725cm" svg:x="25.511cm" svg:y="11.578cm">
          <draw:text-box>
            <text:p><text:span text:style-name="T1">MAN</text:span></text:p>
          </draw:text-box>
        </draw:frame>
        <draw:frame draw:style-name="gr13" draw:text-style-name="P6" draw:layer="layout" svg:width="1.778cm" svg:height="1.419cm" svg:x="26.677cm" svg:y="15.64cm">
          <draw:text-box>
            <text:p><text:span text:style-name="T1">TUNE</text:span></text:p>
            <text:p><text:span text:style-name="T1">[MAN]</text:span></text:p>
          </draw:text-box>
        </draw:frame>
        <draw:g>
          <draw:custom-shape draw:style-name="gr14" draw:text-style-name="P7" draw:layer="layout" svg:width="0.889cm" svg:height="0.889cm" svg:x="9.852cm" svg:y="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10.228cm" svg:y="2.88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7" draw:layer="layout" svg:width="0.889cm" svg:height="0.889cm" svg:x="23.558cm" svg:y="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23.934cm" svg:y="2.75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7" draw:layer="layout" svg:width="0.889cm" svg:height="0.889cm" svg:x="24.701cm" svg:y="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25.077cm" svg:y="2.75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7" draw:layer="layout" svg:width="0.889cm" svg:height="0.889cm" svg:x="25.844cm" svg:y="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26.22cm" svg:y="2.75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7" draw:layer="layout" svg:width="0.889cm" svg:height="0.889cm" svg:x="16.113cm" svg:y="17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16.489cm" svg:y="17.47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6" draw:text-style-name="P7" draw:layer="layout" svg:width="0.889cm" svg:height="0.889cm" svg:x="17.891cm" svg:y="17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18.267cm" svg:y="17.47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" xml:id="id1" draw:id="id1" draw:layer="layout" svg:width="6.477cm" svg:height="2.54cm" svg:x="21.447cm" svg:y="8.493cm">
          <text:p text:style-name="P1">OCXO / P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35cm" svg:height="0.635cm" svg:x="21.955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302cm" svg:height="1.651cm" svg:x="1.762cm" svg:y="2.159cm">
          <text:p text:style-name="P1">MAIN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4" draw:text-style-name="P7" draw:layer="layout" svg:width="0.889cm" svg:height="0.889cm" svg:x="22.388cm" svg:y="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22.764cm" svg:y="2.75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9" draw:layer="layout" svg:width="1.397cm" svg:height="1.651cm" svg:x="6.207cm" svg:y="2.286cm">
          <text:p text:style-name="P1"><text:span text:style-name="T2">FU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524cm" svg:height="0.762cm" svg:x="11.335cm" svg:y="2.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4" draw:text-style-name="P7" draw:layer="layout" svg:width="0.889cm" svg:height="0.889cm" svg:x="16.113cm" svg:y="2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127cm" svg:height="0.127cm" svg:x="16.489cm" svg:y="2.86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6" draw:layer="layout" svg:width="1.524cm" svg:height="0.889cm" svg:x="22.717cm" svg:y="11.668cm">
          <draw:text-box>
            <text:p><text:span text:style-name="T1">PLL</text:span></text:p>
          </draw:text-box>
        </draw:frame>
        <draw:frame draw:style-name="gr11" draw:text-style-name="P6" draw:layer="layout" svg:width="2.413cm" svg:height="1.016cm" svg:x="21.193cm" svg:y="14.97cm">
          <draw:text-box>
            <text:p><text:span text:style-name="T1">HEATER</text:span></text:p>
          </draw:text-box>
        </draw:frame>
        <draw:line draw:style-name="gr6" draw:text-style-name="P4" draw:layer="layout" svg:x1="24.876cm" svg:y1="8.493cm" svg:x2="24.876cm" svg:y2="7.35cm">
          <text:p/>
        </draw:line>
        <draw:line draw:style-name="gr6" draw:text-style-name="P4" draw:layer="layout" svg:x1="22.844cm" svg:y1="4.81cm" svg:x2="22.844cm" svg:y2="3.413cm">
          <text:p/>
        </draw:line>
        <draw:line draw:style-name="gr6" draw:text-style-name="P4" draw:layer="layout" svg:x1="23.987cm" svg:y1="4.81cm" svg:x2="23.987cm" svg:y2="3.413cm">
          <text:p/>
        </draw:line>
        <draw:line draw:style-name="gr6" draw:text-style-name="P4" draw:layer="layout" svg:x1="25.13cm" svg:y1="4.81cm" svg:x2="25.13cm" svg:y2="3.413cm">
          <text:p/>
        </draw:line>
        <draw:line draw:style-name="gr6" draw:text-style-name="P4" draw:layer="layout" svg:x1="26.273cm" svg:y1="4.81cm" svg:x2="26.273cm" svg:y2="3.413cm">
          <text:p/>
        </draw:line>
        <draw:line draw:style-name="gr22" draw:text-style-name="P1" draw:layer="layout" svg:x1="10.271cm" svg:y1="3.413cm" svg:x2="10.271cm" svg:y2="5.572cm">
          <text:p/>
        </draw:line>
        <draw:line draw:style-name="gr22" draw:text-style-name="P1" draw:layer="layout" svg:x1="12.049cm" svg:y1="3.286cm" svg:x2="12.049cm" svg:y2="5.445cm">
          <text:p/>
        </draw:line>
        <draw:custom-shape draw:style-name="gr23" draw:text-style-name="P10" draw:layer="layout" svg:width="6.731cm" svg:height="18.873cm" svg:x="8.366cm" svg:y="1.1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731cm" svg:height="18.873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2.954cm" svg:height="18.873cm" svg:x="15.605cm" svg:y="1.127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494cm" svg:y1="3.54cm" svg:x2="16.494cm" svg:y2="17.129cm">
          <text:p/>
        </draw:line>
        <draw:frame draw:style-name="gr25" draw:text-style-name="P12" draw:layer="layout" svg:width="3.048cm" svg:height="1.347cm" svg:x="21.574cm" svg:y="18.653cm">
          <draw:text-box>
            <text:p text:style-name="P11"><text:span text:style-name="T3">OCXO</text:span></text:p>
          </draw:text-box>
        </draw:frame>
        <draw:frame draw:style-name="gr25" draw:text-style-name="P12" draw:layer="layout" svg:width="3.048cm" svg:height="1.347cm" svg:x="10.525cm" svg:y="18.653cm">
          <draw:text-box>
            <text:p text:style-name="P11"><text:span text:style-name="T3">GPS</text:span></text:p>
          </draw:text-box>
        </draw:frame>
        <draw:frame draw:style-name="gr26" draw:text-style-name="P12" draw:layer="layout" svg:width="3.937cm" svg:height="1.474cm" svg:x="2.905cm" svg:y="18.526cm">
          <draw:text-box>
            <text:p text:style-name="P11"><text:span text:style-name="T3">POWER</text:span></text:p>
          </draw:text-box>
        </draw:frame>
        <draw:connector draw:style-name="gr6" draw:text-style-name="P4" draw:layer="layout" svg:x1="21.447cm" svg:y1="9.763cm" svg:x2="18.335cm" svg:y2="17.129cm" draw:start-shape="id1" draw:start-glue-point="3" draw:end-shape="id2" draw:end-glue-point="0" svg:d="M21447 9763h-3112v7366" svg:viewBox="0 0 3113 7367">
          <text:p/>
        </draw:connector>
        <draw:frame draw:style-name="gr11" draw:text-style-name="P6" draw:layer="layout" svg:width="1.016cm" svg:height="1.016cm" svg:x="16.113cm" svg:y="18.241cm">
          <draw:text-box>
            <text:p><text:span text:style-name="T1">~</text:span></text:p>
          </draw:text-box>
        </draw:frame>
        <draw:frame draw:style-name="gr10" draw:text-style-name="P6" draw:layer="layout" svg:width="1.524cm" svg:height="0.762cm" svg:x="17.738cm" svg:y="18.214cm">
          <draw:text-box>
            <text:p><text:span text:style-name="T1">TTL</text:span></text:p>
          </draw:text-box>
        </draw:frame>
        <draw:frame draw:style-name="gr27" draw:text-style-name="P6" draw:layer="layout" svg:width="1.524cm" svg:height="1.199cm" svg:x="9.509cm" svg:y="1.325cm">
          <draw:text-box>
            <text:p><text:span text:style-name="T1">GPS</text:span></text:p>
            <text:p><text:span text:style-name="T1">ANT</text:span></text:p>
          </draw:text-box>
        </draw:frame>
        <draw:frame draw:style-name="gr9" draw:text-style-name="P6" draw:layer="layout" svg:width="2.54cm" svg:height="0.784cm" svg:x="11.16cm" svg:y="1.381cm">
          <draw:text-box>
            <text:p><text:span text:style-name="T1">RS-232C</text:span></text:p>
          </draw:text-box>
        </draw:frame>
        <draw:frame draw:style-name="gr9" draw:text-style-name="P6" draw:layer="layout" svg:width="1.905cm" svg:height="0.784cm" svg:x="15.732cm" svg:y="1.381cm">
          <draw:text-box>
            <text:p><text:span text:style-name="T1">TO FP</text:span></text:p>
          </draw:text-box>
        </draw:frame>
        <draw:frame draw:style-name="gr9" draw:text-style-name="P6" draw:layer="layout" svg:width="1.524cm" svg:height="0.784cm" svg:x="23.987cm" svg:y="1.359cm">
          <draw:text-box>
            <text:p><text:span text:style-name="T1">OUT</text:span></text:p>
          </draw:text-box>
        </draw:frame>
        <draw:line draw:style-name="gr28" draw:text-style-name="P4" draw:layer="layout" svg:x1="11.033cm" svg:y1="7.985cm" svg:x2="11.033cm" svg:y2="9.128cm">
          <text:p/>
        </draw:line>
        <draw:line draw:style-name="gr6" draw:text-style-name="P4" draw:layer="layout" svg:x1="11.033cm" svg:y1="9.128cm" svg:x2="21.447cm" svg:y2="9.128cm">
          <text:p/>
        </draw:line>
        <draw:frame draw:style-name="gr9" draw:text-style-name="P6" draw:layer="layout" svg:width="1.905cm" svg:height="0.784cm" svg:x="13.446cm" svg:y="8.471cm">
          <draw:text-box>
            <text:p><text:span text:style-name="T1">10 k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4" draw:display-name="Gradient 4" draw:style="linear" draw:start-color="#ed1c24" draw:end-color="#00a65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0:52:00.705591020</meta:creation-date>
    <dc:date>2019-10-06T15:35:37.973717980</dc:date>
    <meta:editing-duration>PT24M13S</meta:editing-duration>
    <meta:editing-cycles>7</meta:editing-cycles>
    <meta:generator>LibreOffice/5.4.7.2$Linux_X86_64 LibreOffice_project/40$Build-2</meta:generator>
    <meta:document-statistic meta:object-count="76"/>
  </office:meta>
</office:document-meta>
</file>